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8000006DB0539E57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974cm" table:align="right"/>
    </style:style>
    <style:style style:name="Tabla1.A" style:family="table-column">
      <style:table-column-properties style:column-width="2.002cm"/>
    </style:style>
    <style:style style:name="Tabla1.B" style:family="table-column">
      <style:table-column-properties style:column-width="2.715cm"/>
    </style:style>
    <style:style style:name="Tabla1.C" style:family="table-column">
      <style:table-column-properties style:column-width="2.992cm"/>
    </style:style>
    <style:style style:name="Tabla1.D" style:family="table-column">
      <style:table-column-properties style:column-width="2.806cm"/>
    </style:style>
    <style:style style:name="Tabla1.E" style:family="table-column">
      <style:table-column-properties style:column-width="3.066cm"/>
    </style:style>
    <style:style style:name="Tabla1.F" style:family="table-column">
      <style:table-column-properties style:column-width="3.394cm"/>
    </style:style>
    <style:style style:name="Tabla1.1" style:family="table-row">
      <style:table-row-properties style:min-row-height="0.667cm"/>
    </style:style>
    <style:style style:name="Tabla1.A1" style:family="table-cell">
      <style:table-cell-properties style:vertical-align="bottom" fo:padding="0cm" fo:border="none"/>
    </style:style>
    <style:style style:name="Tabla1.C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1.2" style:family="table-row">
      <style:table-row-properties style:min-row-height="0.944cm"/>
    </style:style>
    <style:style style:name="Tabla1.A2" style:family="table-cell">
      <style:table-cell-properties fo:padding="0cm" fo:border="none"/>
    </style:style>
    <style:style style:name="Tabla1.B2" style:family="table-cell">
      <style:table-cell-properties fo:padding="0cm" fo:border="none"/>
    </style:style>
    <style:style style:name="Tabla1.F2" style:family="table-cell">
      <style:table-cell-properties fo:padding="0cm" fo:border="none"/>
    </style:style>
    <style:style style:name="Tabla3" style:family="table">
      <style:table-properties style:width="16.974cm" table:align="right"/>
    </style:style>
    <style:style style:name="Tabla3.A" style:family="table-column">
      <style:table-column-properties style:column-width="0.644cm"/>
    </style:style>
    <style:style style:name="Tabla3.B" style:family="table-column">
      <style:table-column-properties style:column-width="6.856cm"/>
    </style:style>
    <style:style style:name="Tabla3.C" style:family="table-column">
      <style:table-column-properties style:column-width="9.474cm"/>
    </style:style>
    <style:style style:name="Tabla3.1" style:family="table-row">
      <style:table-row-properties style:min-row-height="0.277cm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574cm" table:align="right"/>
    </style:style>
    <style:style style:name="Tabla4.A" style:family="table-column">
      <style:table-column-properties style:column-width="5.452cm"/>
    </style:style>
    <style:style style:name="Tabla4.B" style:family="table-column">
      <style:table-column-properties style:column-width="7.202cm"/>
    </style:style>
    <style:style style:name="Tabla4.C" style:family="table-column">
      <style:table-column-properties style:column-width="4.919cm"/>
    </style:style>
    <style:style style:name="Tabla4.A1" style:family="table-cell">
      <style:table-cell-properties fo:padding="0cm" fo:border="none"/>
    </style:style>
    <style:style style:name="Tabla19" style:family="table">
      <style:table-properties style:width="16.859cm" table:align="right"/>
    </style:style>
    <style:style style:name="Tabla19.A" style:family="table-column">
      <style:table-column-properties style:column-width="16.859cm"/>
    </style:style>
    <style:style style:name="Tabla19.1" style:family="table-row">
      <style:table-row-properties style:min-row-height="0.415cm"/>
    </style:style>
    <style:style style:name="Tabla19.A1" style:family="table-cell">
      <style:table-cell-properties style:vertical-align="" fo:padding="0cm" fo:border="none"/>
    </style:style>
    <style:style style:name="Tabla2" style:family="table">
      <style:table-properties style:width="15.875cm" fo:margin-left="4.05cm" table:align="left"/>
    </style:style>
    <style:style style:name="Tabla2.A" style:family="table-column">
      <style:table-column-properties style:column-width="1.335cm"/>
    </style:style>
    <style:style style:name="Tabla2.B" style:family="table-column">
      <style:table-column-properties style:column-width="14.54cm"/>
    </style:style>
    <style:style style:name="Tabla2.1" style:family="table-row">
      <style:table-row-properties style:min-row-height="0.875cm"/>
    </style:style>
    <style:style style:name="Tabla2.A1" style:family="table-cell">
      <style:table-cell-properties style:vertical-align="bottom" fo:padding="0cm" fo:border="none"/>
    </style:style>
    <style:style style:name="Tabla5" style:family="table">
      <style:table-properties style:width="15.898cm" fo:margin-left="4.027cm" table:align="left"/>
    </style:style>
    <style:style style:name="Tabla5.A" style:family="table-column">
      <style:table-column-properties style:column-width="2.323cm"/>
    </style:style>
    <style:style style:name="Tabla5.B" style:family="table-column">
      <style:table-column-properties style:column-width="13.575cm"/>
    </style:style>
    <style:style style:name="Tabla5.1" style:family="table-row">
      <style:table-row-properties style:min-row-height="0.277cm"/>
    </style:style>
    <style:style style:name="Tabla5.A1" style:family="table-cell">
      <style:table-cell-properties fo:padding="0cm" fo:border="none"/>
    </style:style>
    <style:style style:name="Tabla6" style:family="table">
      <style:table-properties style:width="15.898cm" fo:margin-left="4.027cm" table:align="left"/>
    </style:style>
    <style:style style:name="Tabla6.A" style:family="table-column">
      <style:table-column-properties style:column-width="1.45cm"/>
    </style:style>
    <style:style style:name="Tabla6.B" style:family="table-column">
      <style:table-column-properties style:column-width="14.448cm"/>
    </style:style>
    <style:style style:name="Tabla6.1" style:family="table-row">
      <style:table-row-properties style:min-row-height="0.277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5.921cm" fo:margin-left="4.027cm" table:align="left"/>
    </style:style>
    <style:style style:name="Tabla7.A" style:family="table-column">
      <style:table-column-properties style:column-width="1.081cm"/>
    </style:style>
    <style:style style:name="Tabla7.B" style:family="table-column">
      <style:table-column-properties style:column-width="10.169cm"/>
    </style:style>
    <style:style style:name="Tabla7.C" style:family="table-column">
      <style:table-column-properties style:column-width="4.671cm"/>
    </style:style>
    <style:style style:name="Tabla7.1" style:family="table-row">
      <style:table-row-properties style:min-row-height="0.392cm"/>
    </style:style>
    <style:style style:name="Tabla7.A1" style:family="table-cell">
      <style:table-cell-properties fo:padding="0cm" fo:border="none"/>
    </style:style>
    <style:style style:name="Tabla8" style:family="table">
      <style:table-properties style:width="16.842cm" fo:margin-left="4.027cm" table:align="left"/>
    </style:style>
    <style:style style:name="Tabla8.A" style:family="table-column">
      <style:table-column-properties style:column-width="4.027cm"/>
    </style:style>
    <style:style style:name="Tabla8.B" style:family="table-column">
      <style:table-column-properties style:column-width="8.121cm"/>
    </style:style>
    <style:style style:name="Tabla8.C" style:family="table-column">
      <style:table-column-properties style:column-width="4.694cm"/>
    </style:style>
    <style:style style:name="Tabla8.1" style:family="table-row">
      <style:table-row-properties style:min-row-height="0.392cm"/>
    </style:style>
    <style:style style:name="Tabla8.A1" style:family="table-cell">
      <style:table-cell-properties fo:padding="0cm" fo:border="none"/>
    </style:style>
    <style:style style:name="Tabla8.B1" style:family="table-cell">
      <style:table-cell-properties style:vertical-align="" fo:padding="0cm" fo:border="none"/>
    </style:style>
    <style:style style:name="Tabla9" style:family="table">
      <style:table-properties style:width="15.921cm" fo:margin-left="4.027cm" table:align="left"/>
    </style:style>
    <style:style style:name="Tabla9.A" style:family="table-column">
      <style:table-column-properties style:column-width="2.577cm"/>
    </style:style>
    <style:style style:name="Tabla9.B" style:family="table-column">
      <style:table-column-properties style:column-width="13.344cm"/>
    </style:style>
    <style:style style:name="Tabla9.1" style:family="table-row">
      <style:table-row-properties style:min-row-height="0.346cm"/>
    </style:style>
    <style:style style:name="Tabla9.A1" style:family="table-cell">
      <style:table-cell-properties fo:padding="0cm" fo:border="none"/>
    </style:style>
    <style:style style:name="Tabla9.B1" style:family="table-cell">
      <style:table-cell-properties style:vertical-align="" fo:padding="0cm" fo:border="none"/>
    </style:style>
    <style:style style:name="Tabla10" style:family="table">
      <style:table-properties style:width="15.921cm" fo:margin-left="4.027cm" table:align="left"/>
    </style:style>
    <style:style style:name="Tabla10.A" style:family="table-column">
      <style:table-column-properties style:column-width="1.15cm"/>
    </style:style>
    <style:style style:name="Tabla10.B" style:family="table-column">
      <style:table-column-properties style:column-width="4.21cm"/>
    </style:style>
    <style:style style:name="Tabla10.C" style:family="table-column">
      <style:table-column-properties style:column-width="4.946cm"/>
    </style:style>
    <style:style style:name="Tabla10.D" style:family="table-column">
      <style:table-column-properties style:column-width="3.36cm"/>
    </style:style>
    <style:style style:name="Tabla10.E" style:family="table-column">
      <style:table-column-properties style:column-width="2.254cm"/>
    </style:style>
    <style:style style:name="Tabla10.1" style:family="table-row">
      <style:table-row-properties style:min-row-height="0.3cm"/>
    </style:style>
    <style:style style:name="Tabla10.A1" style:family="table-cell">
      <style:table-cell-properties fo:padding="0cm" fo:border="none"/>
    </style:style>
    <style:style style:name="Tabla10.B1" style:family="table-cell">
      <style:table-cell-properties style:vertical-align="" fo:padding="0cm" fo:border="none"/>
    </style:style>
    <style:style style:name="Tabla11" style:family="table">
      <style:table-properties style:width="15.921cm" fo:margin-left="4.027cm" table:align="left"/>
    </style:style>
    <style:style style:name="Tabla11.A" style:family="table-column">
      <style:table-column-properties style:column-width="0.99cm"/>
    </style:style>
    <style:style style:name="Tabla11.B" style:family="table-column">
      <style:table-column-properties style:column-width="14.931cm"/>
    </style:style>
    <style:style style:name="Tabla11.1" style:family="table-row">
      <style:table-row-properties style:min-row-height="0.437cm"/>
    </style:style>
    <style:style style:name="Tabla11.A1" style:family="table-cell">
      <style:table-cell-properties fo:padding="0cm" fo:border="none"/>
    </style:style>
    <style:style style:name="Tabla11.B1" style:family="table-cell">
      <style:table-cell-properties style:vertical-align="" fo:padding="0cm" fo:border="none"/>
    </style:style>
    <style:style style:name="Tabla13" style:family="table">
      <style:table-properties style:width="15.921cm" fo:margin-left="4.027cm" table:align="left"/>
    </style:style>
    <style:style style:name="Tabla13.A" style:family="table-column">
      <style:table-column-properties style:column-width="3.129cm"/>
    </style:style>
    <style:style style:name="Tabla13.B" style:family="table-column">
      <style:table-column-properties style:column-width="12.792cm"/>
    </style:style>
    <style:style style:name="Tabla13.1" style:family="table-row">
      <style:table-row-properties style:min-row-height="0.415cm"/>
    </style:style>
    <style:style style:name="Tabla13.A1" style:family="table-cell">
      <style:table-cell-properties fo:padding="0cm" fo:border="none"/>
    </style:style>
    <style:style style:name="Tabla13.B1" style:family="table-cell">
      <style:table-cell-properties style:vertical-align="" fo:padding="0cm" fo:border="none"/>
    </style:style>
    <style:style style:name="Tabla12" style:family="table">
      <style:table-properties style:width="15.921cm" fo:margin-left="4.027cm" table:align="left"/>
    </style:style>
    <style:style style:name="Tabla12.A" style:family="table-column">
      <style:table-column-properties style:column-width="2.094cm"/>
    </style:style>
    <style:style style:name="Tabla12.B" style:family="table-column">
      <style:table-column-properties style:column-width="1.196cm"/>
    </style:style>
    <style:style style:name="Tabla12.C" style:family="table-column">
      <style:table-column-properties style:column-width="1.035cm"/>
    </style:style>
    <style:style style:name="Tabla12.D" style:family="table-column">
      <style:table-column-properties style:column-width="4.602cm"/>
    </style:style>
    <style:style style:name="Tabla12.E" style:family="table-column">
      <style:table-column-properties style:column-width="6.994cm"/>
    </style:style>
    <style:style style:name="Tabla12.1" style:family="table-row">
      <style:table-row-properties style:min-row-height="0.437cm"/>
    </style:style>
    <style:style style:name="Tabla12.A1" style:family="table-cell">
      <style:table-cell-properties fo:padding="0cm" fo:border="none"/>
    </style:style>
    <style:style style:name="Tabla12.B1" style:family="table-cell">
      <style:table-cell-properties style:vertical-align="" fo:padding="0cm" fo:border="none"/>
    </style:style>
    <style:style style:name="Tabla14" style:family="table">
      <style:table-properties style:width="15.921cm" fo:margin-left="4.027cm" table:align="left"/>
    </style:style>
    <style:style style:name="Tabla14.A" style:family="table-column">
      <style:table-column-properties style:column-width="10.606cm"/>
    </style:style>
    <style:style style:name="Tabla14.B" style:family="table-column">
      <style:table-column-properties style:column-width="5.315cm"/>
    </style:style>
    <style:style style:name="Tabla14.1" style:family="table-row">
      <style:table-row-properties style:min-row-height="0.852cm"/>
    </style:style>
    <style:style style:name="Tabla14.A1" style:family="table-cell">
      <style:table-cell-properties fo:padding="0cm" fo:border="none"/>
    </style:style>
    <style:style style:name="Tabla14.B1" style:family="table-cell">
      <style:table-cell-properties style:vertical-align="bottom" fo:padding="0cm" fo:border="none"/>
    </style:style>
    <style:style style:name="Tabla15" style:family="table">
      <style:table-properties style:width="15.921cm" fo:margin-left="4.027cm" table:align="left"/>
    </style:style>
    <style:style style:name="Tabla15.A" style:family="table-column">
      <style:table-column-properties style:column-width="0.758cm"/>
    </style:style>
    <style:style style:name="Tabla15.B" style:family="table-column">
      <style:table-column-properties style:column-width="5.223cm"/>
    </style:style>
    <style:style style:name="Tabla15.C" style:family="table-column">
      <style:table-column-properties style:column-width="9.94cm"/>
    </style:style>
    <style:style style:name="Tabla15.1" style:family="table-row">
      <style:table-row-properties style:min-row-height="0.392cm"/>
    </style:style>
    <style:style style:name="Tabla15.A1" style:family="table-cell">
      <style:table-cell-properties fo:padding="0cm" fo:border="none"/>
    </style:style>
    <style:style style:name="Tabla15.B1" style:family="table-cell">
      <style:table-cell-properties style:vertical-align="" fo:padding="0cm" fo:border="none"/>
    </style:style>
    <style:style style:name="Tabla17" style:family="table">
      <style:table-properties style:width="15.921cm" fo:margin-left="4.027cm" table:align="left"/>
    </style:style>
    <style:style style:name="Tabla17.A" style:family="table-column">
      <style:table-column-properties style:column-width="11.642cm"/>
    </style:style>
    <style:style style:name="Tabla17.B" style:family="table-column">
      <style:table-column-properties style:column-width="1.219cm"/>
    </style:style>
    <style:style style:name="Tabla17.C" style:family="table-column">
      <style:table-column-properties style:column-width="3.06cm"/>
    </style:style>
    <style:style style:name="Tabla17.1" style:family="table-row">
      <style:table-row-properties style:min-row-height="0.806cm"/>
    </style:style>
    <style:style style:name="Tabla17.A1" style:family="table-cell">
      <style:table-cell-properties fo:padding="0cm" fo:border="none"/>
    </style:style>
    <style:style style:name="Tabla17.B1" style:family="table-cell">
      <style:table-cell-properties style:vertical-align="bottom" fo:padding="0cm" fo:border="none"/>
    </style:style>
    <style:style style:name="Tabla18" style:family="table">
      <style:table-properties style:width="15.921cm" fo:margin-left="4.027cm" table:align="left"/>
    </style:style>
    <style:style style:name="Tabla18.A" style:family="table-column">
      <style:table-column-properties style:column-width="0.437cm"/>
    </style:style>
    <style:style style:name="Tabla18.B" style:family="table-column">
      <style:table-column-properties style:column-width="5.544cm"/>
    </style:style>
    <style:style style:name="Tabla18.C" style:family="table-column">
      <style:table-column-properties style:column-width="9.94cm"/>
    </style:style>
    <style:style style:name="Tabla18.1" style:family="table-row">
      <style:table-row-properties style:min-row-height="0.552cm"/>
    </style:style>
    <style:style style:name="Tabla18.A1" style:family="table-cell">
      <style:table-cell-properties fo:padding="0cm" fo:border="none"/>
    </style:style>
    <style:style style:name="Tabla18.B1" style:family="table-cell">
      <style:table-cell-properties style:vertical-align="bottom" fo:padding="0cm" fo:border="none"/>
    </style:style>
    <style:style style:name="Tabla18.C1" style:family="table-cell">
      <style:table-cell-properties style:vertical-align="" fo:padding="0cm" fo:border="none"/>
    </style:style>
    <style:style style:name="Tabla16" style:family="table">
      <style:table-properties style:width="15.921cm" fo:margin-left="4.027cm" table:align="left"/>
    </style:style>
    <style:style style:name="Tabla16.A" style:family="table-column">
      <style:table-column-properties style:column-width="6.902cm"/>
    </style:style>
    <style:style style:name="Tabla16.B" style:family="table-column">
      <style:table-column-properties style:column-width="6.098cm"/>
    </style:style>
    <style:style style:name="Tabla16.C" style:family="table-column">
      <style:table-column-properties style:column-width="2.921cm"/>
    </style:style>
    <style:style style:name="Tabla16.1" style:family="table-row">
      <style:table-row-properties style:min-row-height="0.69cm"/>
    </style:style>
    <style:style style:name="Tabla16.A1" style:family="table-cell">
      <style:table-cell-properties fo:padding="0cm" fo:border="none"/>
    </style:style>
    <style:style style:name="Tabla16.B1" style:family="table-cell">
      <style:table-cell-properties style:vertical-align=""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2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style:line-spacing="0cm"/>
    </style:style>
    <style:style style:name="P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221f1f" style:text-position="-5% 100%" style:font-name="Lucida Sans" fo:font-size="10pt" fo:letter-spacing="-0.007cm" fo:font-style="italic" style:text-underline-style="none" fo:font-weight="normal" fo:background-color="transparent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7" style:family="paragraph" style:parent-style-name="Table_20_Contents">
      <style:paragraph-properties style:line-spacing="0cm"/>
      <style:text-properties fo:color="#000000" style:text-position="-5% 100%" style:font-name="Lucida Sans" fo:font-size="8pt" fo:letter-spacing="-0.012cm" fo:font-style="normal" style:text-underline-style="none" fo:font-weight="normal" officeooo:paragraph-rsid="000906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Table_20_Contents">
      <style:text-properties fo:font-size="10pt" officeooo:rsid="000aaa40" officeooo:paragraph-rsid="000aaa40" style:font-size-asian="10pt" style:font-size-complex="10pt"/>
    </style:style>
    <style:style style:name="P9" style:family="paragraph" style:parent-style-name="Normal">
      <style:paragraph-properties fo:margin-top="0cm" fo:margin-bottom="0cm" style:contextual-spacing="false" fo:line-height="100%" fo:text-align="start" style:justify-single-word="false" fo:orphans="0" fo:widows="0" style:text-autospace="none" style:snap-to-layout-grid="false"/>
      <style:text-properties fo:font-size="8pt" officeooo:paragraph-rsid="000aaa40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4" style:family="text"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5" style:family="text">
      <style:text-properties fo:color="#000000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7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number:date-style style:name="N34">
      <number:month number:style="long" number:textual="true"/>
    </number:date-style>
    <number:date-style style:name="N106">
      <number:day number:style="long"/>
    </number:date-style>
    <number:date-style style:name="N107"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C1" office:value-type="string">
            <text:p text:style-name="P6"><text:date style:data-style-name="N106" text:date-value="2014-10-16T10:56:40.239113043">16</text:date></text:p>
          </table:table-cell>
          <table:table-cell table:style-name="Tabla1.A1" office:value-type="string">
            <text:p text:style-name="P1"><text:date style:data-style-name="N34" text:date-value="2014-10-16T10:56:40.240485370">octubre</text:date></text:p>
          </table:table-cell>
          <table:table-cell table:style-name="Tabla1.A1" table:number-columns-spanned="2" office:value-type="string">
            <text:p text:style-name="P1"><text:date style:data-style-name="N107" text:date-value="2014-10-16T10:56:40.243232538">14</text:date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Table_20_Contents"><text:s text:c="83"/><text:span text:style-name="T1"><text:s/></text:span></text:p>
            <text:p text:style-name="Table_20_Contents"><text:s text:c="17"/><text:span text:style-name="T1"><text:s text:c="44"/></text:span></text:p>
          </table:table-cell>
          <table:table-cell table:style-name="Tabla1.B2" table:number-columns-spanned="4" office:value-type="string">
            <text:p text:style-name="Table_20_Contents"/>
            <text:p text:style-name="Table_20_Contents"><text:span text:style-name="T2"><text:placeholder text:placeholder-type="text">&lt;o.craft_id.owner_id.name&gt;</text:placeholder></text:span><text:span text:style-name="T1"> </text:span></text:p>
          </table:table-cell>
          <table:covered-table-cell/>
          <table:covered-table-cell/>
          <table:covered-table-cell/>
          <table:table-cell table:style-name="Tabla1.F2" office:value-type="string">
            <text:p text:style-name="Table_20_Contents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3.A1" office:value-type="string">
            <text:p text:style-name="Table_20_Contents"><text:s text:c="2"/><text:span text:style-name="T2"><text:placeholder text:placeholder-type="text">&lt;o.craft_id.owner_id.national_identity&gt;</text:placeholder></text:span><text:span text:style-name="T1"> </text:span><text:s text:c="81"/><text:span text:style-name="T1"><text:s/></text:span></text:p>
          </table:table-cell>
          <table:table-cell table:style-name="Tabla3.A1" office:value-type="string">
            <text:p text:style-name="Table_20_Contents"><text:span text:style-name="T2"><text:placeholder text:placeholder-type="text">&lt;o.craft_id.owner_id.street&gt;</text:placeholder></text:span><text:span text:style-name="T1"> </text:span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e_20_Contents"><text:span text:style-name="T6"><text:s/></text:span><text:span text:style-name="T6"><text:text-input text:description="&lt;if test=&quot;o.craft_id.owner_id.birthdate&quot;&gt;">d</text:text-input></text:span> <text:s text:c="5"/><text:span text:style-name="T6"><text:text-input text:description="&lt;o.craft_id.owner_id.birthdate[8:11]&gt;">d</text:text-input></text:span><text:span text:style-name="T6"> <text:s text:c="4"/></text:span><text:span text:style-name="T6"><text:text-input text:description="&lt;o.craft_id.owner_id.birthdate[5:7]&gt;">d</text:text-input></text:span><text:span text:style-name="T6"> <text:s text:c="3"/></text:span><text:span text:style-name="T6"><text:text-input text:description="&lt;o.craft_id.owner_id.birthdate[2:4]&gt;">d</text:text-input></text:span><text:span text:style-name="T6"> </text:span><text:span text:style-name="T2"><text:placeholder text:placeholder-type="text">&lt;/if&gt;</text:placeholder></text:span></text:p>
          </table:table-cell>
          <table:table-cell table:style-name="Tabla4.A1" office:value-type="string">
            <text:p text:style-name="P2"><text:placeholder text:placeholder-type="text">&lt;o.craft_id.owner_id.function&gt;</text:placeholder></text:p>
          </table:table-cell>
          <table:table-cell table:style-name="Tabla4.A1" office:value-type="string">
            <text:p text:style-name="Table_20_Contents"><text:span text:style-name="T1"><text:s/></text:span><text:span text:style-name="T2"><text:placeholder text:placeholder-type="text">&lt;o.craft_id.owner_id.marital_status&gt;</text:placeholder></text:span></text:p>
          </table:table-cell>
        </table:table-row>
      </table:table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Table_20_Contents"><text:s text:c="2"/><text:span text:style-name="T2"><text:placeholder text:placeholder-type="text">&lt;o.craft_id.owner_id.wife_id.name&gt;</text:placeholder></text:span> <text:s text:c="69"/><text:span text:style-name="T1"><text:s/></text:span><text:s text:c="13"/><text:span text:style-name="T1"><text:s text:c="44"/></text:span></text:p>
          </table:table-cell>
        </table:table-row>
      </table:table>
      <text:p text:style-name="Standard"><text:tab/></text:p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Table_20_Contents"><text:s text:c="11"/></text:p>
          </table:table-cell>
          <table:table-cell table:style-name="Tabla2.A1" office:value-type="string">
            <text:p text:style-name="Table_20_Contents"><text:s text:c="2"/><text:span text:style-name="T2"><text:placeholder text:placeholder-type="text">&lt;o.craft_id.name&gt;</text:placeholder></text:span><text:span text:style-name="T1"> 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5.A1" office:value-type="string">
            <text:p text:style-name="Table_20_Contents"><text:span text:style-name="T2"><text:placeholder text:placeholder-type="text">&lt;o.craft_id.product_id.name&gt;</text:placeholder></text:span><text:span text:style-name="T1"> </text:span><text:s text:c="75"/><text:span text:style-name="T1"><text:s/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6.A1" office:value-type="string">
            <text:p text:style-name="Table_20_Contents"><text:span text:style-name="T2"><text:placeholder text:placeholder-type="text">&lt;o.craft_id.shipyard_id.name&gt;</text:placeholder></text:span><text:span text:style-name="T1"> </text:span><text:s text:c="78"/><text:span text:style-name="T1"><text:s/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7.A1" office:value-type="string">
            <text:p text:style-name="Table_20_Contents"><text:span text:style-name="T2"><text:placeholder text:placeholder-type="text">&lt;o.craft_id.hull&gt;</text:placeholder></text:span><text:span text:style-name="T1"> </text:span><text:s text:c="78"/><text:span text:style-name="T1"><text:s/></text:span></text:p>
          </table:table-cell>
          <table:table-cell table:style-name="Tabla7.A1" office:value-type="string">
            <text:p text:style-name="Table_20_Contents"><text:span text:style-name="T2"><text:placeholder text:placeholder-type="text">&lt;o.craft_id.hull_year&gt;</text:placeholder></text:span><text:span text:style-name="T1"> 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8.B1" office:value-type="string">
            <text:p text:style-name="Table_20_Contents"><text:span text:style-name="T2"><text:placeholder text:placeholder-type="text">&lt;o.craft_id.engine_brand_id.name&gt;</text:placeholder></text:span><text:span text:style-name="T2"> </text:span><text:span text:style-name="T2"><text:placeholder text:placeholder-type="text">&lt;o.craft_id.engine_power&gt;</text:placeholder></text:span></text:p>
          </table:table-cell>
          <table:table-cell table:style-name="Tabla8.B1" office:value-type="string">
            <text:p text:style-name="Table_20_Contents"><text:span text:style-name="T2"><text:placeholder text:placeholder-type="text">&lt;o.craft_id.engine_serial_number&gt;</text:placeholder></text:span><text:span text:style-name="T3"> 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Table_20_Contents"><text:s text:c="62"/><text:span text:style-name="T1"><text:s/></text:span><text:s text:c="13"/><text:span text:style-name="T1"><text:s text:c="44"/></text:span></text:p>
          </table:table-cell>
          <table:table-cell table:style-name="Tabla9.B1" office:value-type="string">
            <text:p text:style-name="P2"><text:placeholder text:placeholder-type="text">&lt;o.craft_id.plate&gt;</text:placeholder></text:p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 table:style-name="Tabla10.1">
          <table:table-cell table:style-name="Tabla10.A1" office:value-type="string">
            <text:p text:style-name="Table_20_Contents"><text:s text:c="41"/><text:span text:style-name="T1"><text:s/></text:span><text:s text:c="13"/><text:span text:style-name="T1"><text:s text:c="44"/></text:span></text:p>
          </table:table-cell>
          <table:table-cell table:style-name="Tabla10.B1" office:value-type="string">
            <text:p text:style-name="P2"><text:placeholder text:placeholder-type="text">&lt;o.craft_id.lenght&gt;</text:placeholder></text:p>
          </table:table-cell>
          <table:table-cell table:style-name="Tabla10.B1" office:value-type="string">
            <text:p text:style-name="P2"><text:placeholder text:placeholder-type="text">&lt;o.craft_id.breadth&gt;</text:placeholder></text:p>
          </table:table-cell>
          <table:table-cell table:style-name="Tabla10.B1" office:value-type="string">
            <text:p text:style-name="P2"><text:placeholder text:placeholder-type="text">&lt;o.craft_id.prop&gt;</text:placeholder></text:p>
          </table:table-cell>
          <table:table-cell table:style-name="Tabla10.B1" office:value-type="string">
            <text:p text:style-name="Table_20_Contents"/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1.B1" office:value-type="string">
            <text:p text:style-name="P2"/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3.B1" office:value-type="string">
            <text:p text:style-name="P2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 table:style-name="Tabla12.1">
          <table:table-cell table:style-name="Tabla12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2.B1" office:value-type="string">
            <text:p text:style-name="P1"><text:text-input text:description="&lt;time.strftime('%d',time.strptime(o.start_date,'%Y-%m-%d'))&gt;">d</text:text-input></text:p>
          </table:table-cell>
          <table:table-cell table:style-name="Tabla12.B1" office:value-type="string">
            <text:p text:style-name="P1"><text:text-input text:description="&lt;time.strftime('%m',time.strptime(o.start_date,'%Y-%m-%d'))&gt;">d</text:text-input></text:p>
          </table:table-cell>
          <table:table-cell table:style-name="Tabla12.B1" office:value-type="string">
            <text:p text:style-name="P3"><text:span text:style-name="T6"><text:s/></text:span><text:span text:style-name="T6"><text:text-input text:description="&lt;time.strftime('%Y',time.strptime(o.start_date,'%Y-%m-%d'))&gt;">d</text:text-input></text:span><text:span text:style-name="T6"> <text:s text:c="19"/></text:span></text:p>
          </table:table-cell>
          <table:table-cell table:style-name="Tabla12.B1" office:value-type="string">
            <text:p text:style-name="P3"><text:span text:style-name="T6"><text:s/></text:span><text:span text:style-name="T6"><text:text-input text:description="&lt;if test=&quot;o.expiration_date&quot;&gt;">d</text:text-input></text:span><text:span text:style-name="T6"><text:text-input text:description="&lt;time.strftime('%d',time.strptime(o.expiration_date,'%Y-%m-%d'))&gt;">d</text:text-input></text:span><text:span text:style-name="T6"> <text:s text:c="7"/></text:span><text:span text:style-name="T6"><text:text-input text:description="&lt;time.strftime('%m',time.strptime(o.expiration_date,'%Y-%m-%d'))&gt;">d</text:text-input></text:span><text:span text:style-name="T6"> <text:s text:c="2"/></text:span><text:span text:style-name="T4"><text:s text:c="15"/></text:span><text:span text:style-name="T6"><text:text-input text:description="&lt;time.strftime('%Y',time.strptime(o.expiration_date,'%Y-%m-%d'))&gt;">d</text:text-input></text:span><text:span text:style-name="T6"> </text:span><text:span text:style-name="T4"><text:s text:c="27"/></text:span><text:span text:style-name="T4"><text:placeholder text:placeholder-type="text">&lt;/if&gt;</text:placeholder></text:span></text:p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4.B1" office:value-type="string">
            <text:p text:style-name="Table_20_Contents"><text:span text:style-name="T2"><text:placeholder text:placeholder-type="text">&lt;o.craft_id.owner_id.street&gt;</text:placeholder></text:span><text:span text:style-name="T3"> </text:span>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5.B1" office:value-type="string">
            <text:p text:style-name="P2"/>
          </table:table-cell>
          <table:table-cell table:style-name="Tabla15.B1" office:value-type="string">
            <text:p text:style-name="P5"><text:span text:style-name="T2"><text:placeholder text:placeholder-type="text">&lt;o.craft_id.owner_id.city&gt;</text:placeholder></text:span><text:span text:style-name="T1"> 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2"/>
          </table:table-cell>
          <table:table-cell table:style-name="Tabla17.B1" office:value-type="string">
            <text:p text:style-name="P1"><text:text-input text:description="&lt;time.strftime('%d',time.strptime(o.start_date,'%Y-%m-%d'))&gt;">d</text:text-input></text:p>
          </table:table-cell>
          <table:table-cell table:style-name="Tabla17.B1" office:value-type="string">
            <text:p text:style-name="P1"><text:text-input text:description="&lt;time.strftime('%B',time.strptime(o.start_date,'%Y-%m-%d'))&gt;">d</text:text-input></text:p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8.B1" office:value-type="string">
            <text:p text:style-name="P1"><text:text-input text:description="&lt;time.strftime('%y',time.strptime(o.start_date,'%Y-%m-%d'))&gt;">d</text:text-input> </text:p>
          </table:table-cell>
          <table:table-cell table:style-name="Tabla18.C1" office:value-type="string">
            <text:p text:style-name="P4"/>
          </table:table-cell>
        </table:table-row>
      </table:table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P8"/>
          </table:table-cell>
          <table:table-cell table:style-name="Tabla16.B1" office:value-type="string">
            <text:p text:style-name="P9"><text:span text:style-name="Fuente_20_de_20_párrafo_20_predeter."><text:span text:style-name="T6"><text:text-input text:description="&lt;number_to_string(o.craft_id.amount_total)&gt;">d</text:text-input></text:span></text:span><text:span text:style-name="Fuente_20_de_20_párrafo_20_predeter."><text:span text:style-name="T6"> </text:span></text:span><text:span text:style-name="Fuente_20_de_20_párrafo_20_predeter."><text:span text:style-name="T9"><text:s text:c="2"/></text:span></text:span></text:p>
          </table:table-cell>
          <table:table-cell table:style-name="Tabla16.B1" office:value-type="string">
            <text:p text:style-name="Table_20_Contents"><text:span text:style-name="T5"><text:placeholder text:placeholder-type="text">&lt;o.craft_id.amount_total&gt;</text:placeholder></text:span><text:span text:style-name="T1">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000000004D8000006DB0539E570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08-29T10:26:31</meta:creation-date>
    <dc:date>2014-10-16T10:56:40.130364249</dc:date>
    <meta:editing-duration>PT10H22M13S</meta:editing-duration>
    <meta:editing-cycles>217</meta:editing-cycles>
    <meta:generator>LibreOffice/4.2.6.3$Linux_X86_64 LibreOffice_project/420m0$Build-3</meta:generator>
    <meta:document-statistic meta:table-count="19" meta:image-count="0" meta:object-count="0" meta:page-count="1" meta:paragraph-count="49" meta:word-count="71" meta:character-count="3104" meta:non-whitespace-character-count="616"/>
  </office:meta>
</office:document-meta>
</file>